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152cm"/>
    </style:style>
    <style:style style:name="gr6" style:family="graphic" style:parent-style-name="standard">
      <style:graphic-properties draw:stroke="none" svg:stroke-color="#000000" draw:fill="none" draw:fill-color="#ffffff" fo:min-height="2.912cm"/>
    </style:style>
    <style:style style:name="gr7" style:family="graphic" style:parent-style-name="objectwithoutfill">
      <style:graphic-properties draw:stroke="dash" draw:stroke-dash="Ultrafine_20_Dashed" draw:marker-start="" draw:marker-end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 draw:fill-color="#ffffff"/>
      <style:text-properties style:font-name="Times New Roman" fo:font-size="26.5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style:font-name="Times New Roman" fo:font-size="26.5pt" style:font-size-asian="24pt" style:font-size-complex="24pt"/>
    </style:style>
    <style:style style:name="T1" style:family="text">
      <style:text-properties style:font-name="Times New Roman" fo:font-size="24pt"/>
    </style:style>
    <style:style style:name="T2" style:family="text">
      <style:text-properties style:font-name="Times New Roman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3.207cm" svg:height="11.366cm" draw:transform="skewX (0.0301941960595019) rotate (0.756425697814342) translate (2.00507220216606cm 6.88047368421053cm)" svg:viewBox="0 0 13208 11367" svg:d="M0 0c11046 2 13208 11367 13208 11367">
          <text:p/>
        </draw:path>
        <draw:path draw:style-name="gr1" draw:text-style-name="P1" draw:layer="layout" svg:width="13.207cm" svg:height="11.366cm" draw:transform="skewX (0.0301941960595019) rotate (0.756425697814342) translate (2.00507220216606cm 17.4954736842105cm)" svg:viewBox="0 0 13208 11367" svg:d="M0 0c11046 2 13208 11367 13208 11367">
          <text:p/>
        </draw:path>
        <draw:g>
          <svg:title>TexMaths</svg:title>
          <svg:desc>24§display§$p$§svg§600§FALSE§</svg:desc>
          <draw:polygon draw:style-name="gr2" draw:text-style-name="P2" draw:layer="layout" svg:width="0.382cm" svg:height="0.5cm" svg:x="4.641cm" svg:y="5.349cm" svg:viewBox="0 0 383 501" draw:points="191,501 0,501 0,0 383,0 383,501">
            <text:p/>
          </draw:polygon>
          <draw:path draw:style-name="gr3" draw:text-style-name="P3" draw:layer="layout" svg:width="0.447cm" svg:height="0.594cm" svg:x="4.621cm" svg:y="5.303cm" svg:viewBox="0 0 448 595" svg:d="M132 62v-62l-132 11v30c63 0 70 3 70 46v438c0 42-8 42-70 42v28c31 0 78-3 101-3 24 0 72 3 103 3v-28c-60 0-70 0-70-42v-158-8c3 15 43 65 110 65 110 0 204-90 204-212 0-118-88-212-191-212-70 0-109 41-125 62zM134 308v-211c27-46 70-74 117-74 65 0 121 83 121 189 0 113-63 191-132 191-34 0-70-18-94-57-12-19-12-21-12-38z">
            <text:p/>
          </draw:path>
        </draw:g>
        <draw:g>
          <svg:title>TexMaths</svg:title>
          <svg:desc>24§display§$p^\prime$§svg§600§FALSE§</svg:desc>
          <draw:polygon draw:style-name="gr2" draw:text-style-name="P2" draw:layer="layout" svg:width="0.603cm" svg:height="0.791cm" svg:x="15.042cm" svg:y="4.778cm" svg:viewBox="0 0 604 792" draw:points="300,792 0,792 0,0 604,0 604,792">
            <text:p/>
          </draw:polygon>
          <draw:path draw:style-name="gr3" draw:text-style-name="P3" draw:layer="layout" svg:width="0.448cm" svg:height="0.595cm" svg:x="15.022cm" svg:y="5.023cm" svg:viewBox="0 0 449 596" svg:d="M132 62v-62l-132 11v30c64 0 70 3 70 46v438c0 43-8 43-70 43v28c31 0 78-2 101-2 24 0 72 2 103 2v-28c-60 0-70 0-70-43v-157-9c4 15 43 67 110 67 110 0 205-92 205-214 0-118-89-212-192-212-69 0-109 41-125 62zM134 308v-211c27-46 70-74 117-74 66 0 122 83 122 189 0 113-64 191-132 191-35 0-71-18-95-57-12-19-12-21-12-38z">
            <text:p/>
          </draw:path>
          <draw:path draw:style-name="gr3" draw:text-style-name="P3" draw:layer="layout" svg:width="0.16cm" svg:height="0.339cm" svg:x="15.53cm" svg:y="4.732cm" svg:viewBox="0 0 161 340" svg:d="M154 57c7-11 7-16 7-21 0-22-19-36-38-36-24 0-33 21-34 32l-85 285c-2 0-4 8-4 8 0 9 20 15 25 15 4 0 6 0 10-11z">
            <text:p/>
          </draw:path>
        </draw:g>
        <draw:line draw:style-name="gr4" draw:text-style-name="P1" draw:layer="layout" svg:x1="4.661cm" svg:y1="4.888cm" svg:x2="1.274cm" svg:y2="2.895cm">
          <text:p/>
        </draw:line>
        <draw:line draw:style-name="gr4" draw:text-style-name="P1" draw:layer="layout" svg:x1="15.233cm" svg:y1="4.243cm" svg:x2="17.821cm" svg:y2="0.881cm">
          <text:p/>
        </draw:line>
        <draw:line draw:style-name="gr4" draw:text-style-name="P1" draw:layer="layout" svg:x1="4.694cm" svg:y1="4.885cm" svg:x2="7.282cm" svg:y2="1.523cm">
          <text:p/>
        </draw:line>
        <draw:g>
          <svg:title>TexMaths</svg:title>
          <svg:desc>24§display§$W_p$§svg§600§FALSE§</svg:desc>
          <draw:polygon draw:style-name="gr2" draw:text-style-name="P2" draw:layer="layout" svg:width="1.193cm" svg:height="0.811cm" svg:x="0.46cm" svg:y="1.855cm" svg:viewBox="0 0 1194 812" draw:points="597,812 0,812 0,0 1194,0 1194,812">
            <text:p/>
          </draw:polygon>
          <draw:path draw:style-name="gr3" draw:text-style-name="P3" draw:layer="layout" svg:width="0.896cm" svg:height="0.659cm" svg:x="0.431cm" svg:y="1.809cm" svg:viewBox="0 0 897 660" svg:d="M807 92c16-53 56-62 90-62v-30c-26 2-53 2-81 2-26 0-85-2-107-2v30c59 0 78 32 78 48 0 7-2 14-4 19l-136 431-144-458c-2-3-4-8-4-13 0-27 53-27 76-27v-30c-34 2-96 2-128 2-35 0-74-2-111-2v30c51 0 69 0 82 34l18 63-125 401-146-458c0-4-2-10-2-13 0-27 54-27 76-27v-30c-33 2-95 2-127 2-36 0-74-2-112-2v30c68 0 72 4 83 37l181 574c2 9 6 19 18 19 13 0 15-7 16-19l151-475 150 475c3 9 7 19 16 19 15 0 15-7 20-19z">
            <text:p/>
          </draw:path>
          <draw:path draw:style-name="gr3" draw:text-style-name="P3" draw:layer="layout" svg:width="0.355cm" svg:height="0.415cm" svg:x="1.344cm" svg:y="2.298cm" svg:viewBox="0 0 356 416" svg:d="M49 369c-6 19-6 23-33 23-7 0-16 0-16 16 0 5 6 8 9 8 16 0 38-3 55-3 21 0 45 3 66 3 6 0 14-3 14-15 0-9-10-9-16-9-14 0-34 0-34-7 0-3 7-20 9-30 9-34 16-71 22-99 9 14 29 39 67 39 78 0 164-87 164-184 0-79-51-111-97-111-39 0-71 28-91 46-9-37-45-46-65-46-25 0-39 17-49 34-13 23-23 61-23 65 0 9 8 9 10 9 8 0 10-2 15-18 9-39 20-71 45-71 18 0 22 13 22 32 0 6-2 15-2 19zM168 78c38-50 69-59 89-59 25 0 48 20 48 64 0 25-14 93-33 131-17 32-48 65-80 65-46 0-56-52-56-58 0-2 0-9 0-11z">
            <text:p/>
          </draw:path>
        </draw:g>
        <draw:g>
          <svg:title>TexMaths</svg:title>
          <svg:desc>24§display§$W_{p^\prime}$§svg§600§FALSE§</svg:desc>
          <draw:polygon draw:style-name="gr2" draw:text-style-name="P2" draw:layer="layout" svg:width="1.381cm" svg:height="0.811cm" svg:x="18.069cm" svg:y="0.621cm" svg:viewBox="0 0 1382 812" draw:points="689,812 0,812 0,0 1382,0 1382,812">
            <text:p/>
          </draw:polygon>
          <draw:path draw:style-name="gr3" draw:text-style-name="P3" draw:layer="layout" svg:width="0.896cm" svg:height="0.659cm" svg:x="18.04cm" svg:y="0.575cm" svg:viewBox="0 0 897 660" svg:d="M807 92c16-53 56-62 90-62v-30c-26 2-52 2-81 2-25 0-85-2-107-2v30c59 0 78 32 78 48 0 7-2 14-4 19l-136 431-144-458c-2-3-4-8-4-13 0-27 53-27 76-27v-30c-34 2-95 2-128 2-35 0-74-2-111-2v30c51 0 69 0 82 34l18 63-125 401-146-458c0-4-2-10-2-13 0-27 54-27 76-27v-30c-33 2-95 2-127 2-36 0-74-2-112-2v30c68 0 72 4 83 37l181 574c2 9 6 19 18 19 13 0 15-7 17-19l150-475 150 475c3 9 7 19 16 19 15 0 15-7 20-19z">
            <text:p/>
          </draw:path>
          <draw:path draw:style-name="gr3" draw:text-style-name="P3" draw:layer="layout" svg:width="0.355cm" svg:height="0.415cm" svg:x="18.953cm" svg:y="1.064cm" svg:viewBox="0 0 356 416" svg:d="M49 369c-6 19-6 23-33 23-7 0-16 0-16 16 0 5 6 8 9 8 16 0 38-3 55-3 21 0 45 3 66 3 6 0 14-3 14-15 0-9-10-9-16-9-14 0-34 0-34-7 0-3 7-20 9-30 9-34 16-71 22-99 9 14 29 39 67 39 78 0 164-87 164-184 0-79-51-111-97-111-38 0-71 28-90 46-10-37-46-46-66-46-25 0-39 17-49 34-13 23-23 61-23 65 0 9 8 9 10 9 8 0 10-2 15-18 9-39 20-71 45-71 18 0 22 13 22 32 0 6-2 15-2 19zM169 78c37-50 68-59 88-59 25 0 48 20 48 64 0 25-14 93-33 131-17 32-48 65-80 65-46 0-56-52-56-58 0-2 0-9 0-11z">
            <text:p/>
          </draw:path>
          <draw:path draw:style-name="gr3" draw:text-style-name="P3" draw:layer="layout" svg:width="0.127cm" svg:height="0.243cm" svg:x="19.369cm" svg:y="0.904cm" svg:viewBox="0 0 128 244" svg:d="M123 44c0 0 5-10 5-16 0-17-14-28-29-28-19 0-25 14-27 21l-70 204c-2 6-2 6-2 8 0 7 18 11 20 11 5 0 5-2 7-6z">
            <text:p/>
          </draw:path>
        </draw:g>
        <draw:g>
          <svg:title>TexMaths</svg:title>
          <svg:desc>24§display§$\gamma_p(t)$§svg§600§FALSE§</svg:desc>
          <draw:polygon draw:style-name="gr2" draw:text-style-name="P2" draw:layer="layout" svg:width="1.737cm" svg:height="0.873cm" svg:x="19.577cm" svg:y="5.96cm" svg:viewBox="0 0 1738 874" draw:points="868,874 0,874 0,0 1738,0 1738,874">
            <text:p/>
          </draw:polygon>
          <draw:path draw:style-name="gr3" draw:text-style-name="P3" draw:layer="layout" svg:width="0.477cm" svg:height="0.615cm" svg:x="19.548cm" svg:y="6.2cm" svg:viewBox="0 0 478 616" svg:d="M20 176c36-109 134-109 145-109 137 0 148 164 148 239 0 58-4 72-13 91-18 68-45 177-45 202 0 10 4 17 11 17 12 0 20-21 29-58 22-78 30-131 34-161 2-10 2-23 7-36 29-91 89-232 123-306 6-11 19-32 19-36 0-8-11-8-13-8s-8 0-10 6c-48 89-84 183-119 276-3-28-3-100-38-191-22-56-59-102-121-102-113 0-177 143-177 172 0 8 9 8 16 8z">
            <text:p/>
          </draw:path>
          <draw:path draw:style-name="gr3" draw:text-style-name="P3" draw:layer="layout" svg:width="0.355cm" svg:height="0.416cm" svg:x="19.999cm" svg:y="6.466cm" svg:viewBox="0 0 356 417" svg:d="M49 369c-6 20-6 23-33 23-7 0-16 0-16 16 0 6 6 9 9 9 16 0 38-3 55-3 21 0 45 3 66 3 6 0 14-3 14-16 0-9-10-9-16-9-14 0-34 0-34-7 0-3 7-20 9-30 9-34 16-71 22-99 9 14 29 39 67 39 78 0 164-87 164-184 0-79-51-111-97-111-39 0-71 28-91 46-9-37-45-46-65-46-25 0-39 17-49 34-13 23-23 61-23 65 0 9 8 9 10 9 8 0 10-2 15-18 9-39 20-71 45-71 18 0 22 13 22 32 0 6-2 15-2 19zM168 78c38-50 69-59 89-59 25 0 48 20 48 64 0 25-14 93-34 131-16 32-47 65-79 65-46 0-56-51-56-58 0-2 0-9 2-11z">
            <text:p/>
          </draw:path>
          <draw:path draw:style-name="gr3" draw:text-style-name="P3" draw:layer="layout" svg:width="0.211cm" svg:height="0.933cm" svg:x="20.508cm" svg:y="5.914cm" svg:viewBox="0 0 212 934" svg:d="M212 926c0-2 0-4-17-22-112-116-141-293-141-436 0-162 35-325 145-443 13-11 13-12 13-16 0-7-4-9-10-9-8 0-90 64-144 182-47 102-58 207-58 286 0 74 11 186 60 292 56 114 134 174 142 174 6 0 10-2 10-8z">
            <text:p/>
          </draw:path>
          <draw:path draw:style-name="gr3" draw:text-style-name="P3" draw:layer="layout" svg:width="0.279cm" svg:height="0.596cm" svg:x="20.79cm" svg:y="6.029cm" svg:viewBox="0 0 280 597" svg:d="M167 212h86c17 0 27 0 27-19 0-11-10-11-27-11h-78c31-133 37-150 37-157 0-16-13-25-27-25-2 0-28 0-37 34l-34 148h-87c-18 0-27 0-27 18 0 12 9 12 25 12h80c-66 265-67 281-67 298 0 50 34 87 81 87 95 0 147-138 147-145 0-8-9-8-13-8-7 0-7 1-12 12-39 98-89 120-120 120-18 0-27-13-27-43 0-23 0-30 5-44z">
            <text:p/>
          </draw:path>
          <draw:path draw:style-name="gr3" draw:text-style-name="P3" draw:layer="layout" svg:width="0.211cm" svg:height="0.933cm" svg:x="21.148cm" svg:y="5.914cm" svg:viewBox="0 0 212 934" svg:d="M212 468c0-73-10-186-60-292-56-114-134-176-143-176-5 0-9 4-9 9 0 4 0 5 16 23 91 91 143 240 143 436 0 159-34 324-146 441-13 13-13 15-13 17 0 6 4 8 9 8 9 0 92-63 145-182 48-102 58-206 58-284z">
            <text:p/>
          </draw:path>
        </draw:g>
        <draw:g>
          <svg:title>TexMaths</svg:title>
          <svg:desc>24§display§$\gamma_{-t*}W_{p^\prime}$§svg§600§FALSE§</svg:desc>
          <draw:polygon draw:style-name="gr2" draw:text-style-name="P2" draw:layer="layout" svg:width="3.028cm" svg:height="0.811cm" svg:x="6.757cm" svg:y="0.448cm" svg:viewBox="0 0 3029 812" draw:points="1513,812 0,812 0,0 3029,0 3029,812">
            <text:p/>
          </draw:polygon>
          <draw:path draw:style-name="gr3" draw:text-style-name="P3" draw:layer="layout" svg:width="0.477cm" svg:height="0.615cm" svg:x="6.728cm" svg:y="0.627cm" svg:viewBox="0 0 478 616" svg:d="M20 176c36-109 134-109 145-109 137 0 148 164 148 239 0 57-4 72-13 91-18 68-45 176-45 201 0 11 4 18 11 18 12 0 20-21 29-58 22-78 30-131 34-161 2-11 2-23 7-37 29-90 89-231 123-305 6-11 19-32 19-36 0-8-11-8-13-8s-8 0-10 6c-48 89-84 182-119 276-3-28-3-100-38-191-22-56-59-102-121-102-113 0-177 143-177 172 0 8 9 8 16 8z">
            <text:p/>
          </draw:path>
          <draw:path draw:style-name="gr3" draw:text-style-name="P3" draw:layer="layout" svg:width="0.429cm" svg:height="0.033cm" svg:x="7.249cm" svg:y="0.999cm" svg:viewBox="0 0 430 34" svg:d="M405 34c9 0 25 0 25-17s-14-17-25-17h-380c-11 0-25 0-25 17s14 17 25 17z">
            <text:p/>
          </draw:path>
          <draw:path draw:style-name="gr3" draw:text-style-name="P3" draw:layer="layout" svg:width="0.216cm" svg:height="0.415cm" svg:x="7.772cm" svg:y="0.771cm" svg:viewBox="0 0 217 416" svg:d="M130 150h65c13 0 22 0 22-14 0-9-9-9-20-9h-61l25-97c0-2 2-7 2-9 0-12-11-21-23-21-17 0-24 11-31 28-4 16 5-15-22 99h-67c-11 0-20 0-20 16 0 7 9 7 18 7h62l-39 156c-2 17-8 40-8 49 0 37 31 61 68 61 72 0 111-91 111-100s-8-9-10-9c-8 0-8 2-12 14-20 39-52 78-87 78-14 0-23-9-23-34 0-6 3-19 5-26z">
            <text:p/>
          </draw:path>
          <draw:path draw:style-name="gr3" draw:text-style-name="P3" draw:layer="layout" svg:width="0.258cm" svg:height="0.283cm" svg:x="8.075cm" svg:y="0.875cm" svg:viewBox="0 0 259 284" svg:d="M150 143c52-24 74-35 91-41 12-7 18-9 18-21 0-11-8-21-20-21-4 0-6 0-13 6l-86 59 8-97c2-11 0-28-18-28-9 0-21 4-21 19 0 6 5 25 5 32 0 13 5 60 5 74l-86-59c-6-4-8-6-13-6-11 0-20 10-20 21 0 12 9 16 14 18l95 44c-51 23-76 31-91 39-12 5-18 9-18 19 0 13 9 22 20 22 5 0 5 0 13-4l86-62-10 106c0 16 12 21 21 21 8 0 20-5 20-21 0-7-4-25-4-32-2-10-6-59-6-74l77 53c16 13 16 13 22 13 12 0 20-9 20-22 0-12-8-14-13-19z">
            <text:p/>
          </draw:path>
          <draw:path draw:style-name="gr3" draw:text-style-name="P3" draw:layer="layout" svg:width="0.899cm" svg:height="0.659cm" svg:x="8.484cm" svg:y="0.402cm" svg:viewBox="0 0 900 660" svg:d="M783 108c22-41 43-74 100-78 9-2 17-2 17-19 0-4-3-11-10-11-24 0-48 2-71 2-30 0-63-2-94-2-4 0-16 0-16 17 0 11 7 13 14 13 20 0 53 9 53 36 0 10-6 17-13 29l-244 442-33-465c-2-17-5-42 62-42 16 0 25 0 25-19 0-11-11-11-13-11-37 0-74 2-111 2-21 0-74-2-95-2-6 0-18 0-18 19 0 11 10 11 22 11 40 0 45 4 47 23l7 72-229 412-35-473c0-13 0-34 69-34 9 0 18 0 18-19 0-11-11-11-13-11-34 0-74 2-110 2-32 0-65-2-96-2-3 0-16 0-16 17 0 13 9 13 23 13 45 0 45 9 47 34l42 570c2 17 2 26 13 26s15-7 23-21l266-475 35 470c0 21 2 26 14 26 11 0 16-10 21-19z">
            <text:p/>
          </draw:path>
          <draw:path draw:style-name="gr3" draw:text-style-name="P3" draw:layer="layout" svg:width="0.355cm" svg:height="0.415cm" svg:x="9.287cm" svg:y="0.891cm" svg:viewBox="0 0 356 416" svg:d="M49 369c-6 19-6 23-33 23-7 0-16 0-16 16 0 5 6 8 9 8 16 0 38-3 55-3 21 0 45 3 66 3 6 0 14-3 14-15 0-9-10-9-16-9-14 0-34 0-34-7 0-3 7-20 9-30 6-34 16-71 22-99 9 14 29 39 67 39 78 0 164-87 164-184 0-79-51-111-97-111-39 0-71 28-91 46-9-37-45-46-65-46-25 0-39 17-49 34-13 23-23 61-23 65 0 9 8 9 10 9 8 0 10-2 15-18 9-39 20-71 45-71 18 0 22 13 22 32 0 6-2 15-2 19zM168 78c38-50 69-59 89-59 25 0 48 20 48 64 0 25-14 93-34 131-16 32-47 65-79 65-46 0-56-52-56-58 0-2 0-9 0-11z">
            <text:p/>
          </draw:path>
          <draw:path draw:style-name="gr3" draw:text-style-name="P3" draw:layer="layout" svg:width="0.127cm" svg:height="0.243cm" svg:x="9.703cm" svg:y="0.731cm" svg:viewBox="0 0 128 244" svg:d="M123 44c0 0 5-10 5-16 0-17-14-28-29-28-19 0-25 14-27 21l-70 204c-2 6-2 6-2 8 0 7 18 11 20 11 5 0 5-2 7-6z">
            <text:p/>
          </draw:path>
        </draw:g>
        <draw:line draw:style-name="gr4" draw:text-style-name="P1" draw:layer="layout" svg:x1="10.507cm" svg:y1="5.366cm" svg:x2="10.506cm" svg:y2="13.148cm">
          <text:p/>
        </draw:line>
        <draw:frame draw:style-name="gr5" draw:text-style-name="P4" draw:layer="layout" svg:width="5.823cm" svg:height="2.402cm" svg:x="6.281cm" svg:y="5.565cm">
          <draw:text-box>
            <text:p><text:span text:style-name="T1">Local chart</text:span></text:p>
          </draw:text-box>
        </draw:frame>
        <draw:frame draw:style-name="gr6" draw:text-style-name="P5" draw:layer="layout" svg:width="6.028cm" svg:height="3.162cm" svg:x="18.351cm" svg:y="6.925cm">
          <draw:text-box>
            <text:p><text:span text:style-name="T2">Integral curve</text:span></text:p>
            <text:p><text:span text:style-name="T2">of</text:span></text:p>
          </draw:text-box>
        </draw:frame>
        <draw:g>
          <svg:title>TexMaths</svg:title>
          <svg:desc>23§display§$V$§svg§600§FALSE§</svg:desc>
          <draw:polygon draw:style-name="gr2" draw:text-style-name="P2" draw:layer="layout" svg:width="0.51cm" svg:height="0.491cm" svg:x="19.601cm" svg:y="8.207cm" svg:viewBox="0 0 511 492" draw:points="255,492 0,492 0,0 511,0 511,492">
            <text:p/>
          </draw:polygon>
          <draw:path draw:style-name="gr3" draw:text-style-name="P3" draw:layer="layout" svg:width="0.574cm" svg:height="0.572cm" svg:x="19.575cm" svg:y="8.166cm" svg:viewBox="0 0 575 573" svg:d="M487 79c11-29 33-53 88-53v-26c-24 2-57 2-77 2-26 0-72-2-94-2v26c42 0 61 22 61 40 0 6-4 11-6 17l-147 391-154-411c-6-11-6-13-6-15 0-22 46-22 67-22v-26c-30 2-85 2-116 2-39 0-74-2-103-2v26c53 0 68 0 79 29l187 500c8 14 11 18 21 18 14 0 16-4 20-17z">
            <text:p/>
          </draw:path>
        </draw:g>
        <draw:g>
          <svg:title>TexMaths</svg:title>
          <svg:desc>20§latex§\begin{align*}
x = \phi(p) \\
y = \phi(p^\prime)
\end{align*}§svg§600§FALSE§</svg:desc>
          <draw:polygon draw:style-name="gr2" draw:text-style-name="P2" draw:layer="layout" svg:width="2.683cm" svg:height="1.687cm" svg:x="7.306cm" svg:y="7.079cm" svg:viewBox="0 0 2684 1688" draw:points="1342,1688 0,1688 0,0 2684,0 2684,1688">
            <text:p/>
          </draw:polygon>
          <draw:path draw:style-name="gr3" draw:text-style-name="P3" draw:layer="layout" svg:width="0.351cm" svg:height="0.319cm" svg:x="7.457cm" svg:y="7.2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3" draw:layer="layout" svg:width="0.468cm" svg:height="0.165cm" svg:x="8.073cm" svg:y="7.31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3" draw:layer="layout" svg:width="0.369cm" svg:height="0.632cm" svg:x="8.81cm" svg:y="7.084cm" svg:viewBox="0 0 370 633" svg:d="M274 18c0-2 3-10 3-12 0 0 0-6-10-6-6 0-8 2-9 14l-42 164c-112 3-216 96-216 192 0 67 50 123 136 127-6 23-11 45-16 66-10 34-16 61-16 62 0 8 5 8 8 8s5 0 8-3c0-1 5-17 6-27l28-106c113-3 216-99 216-193 0-56-37-120-136-126zM139 481c-43-1-93-25-93-97 0-83 61-182 165-192zM230 192c53 3 95 35 95 98 0 83-61 183-168 191z">
            <text:p/>
          </draw:path>
          <draw:path draw:style-name="gr3" draw:text-style-name="P3" draw:layer="layout" svg:width="0.164cm" svg:height="0.703cm" svg:x="9.263cm" svg:y="7.04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3" draw:layer="layout" svg:width="0.367cm" svg:height="0.447cm" svg:x="9.445cm" svg:y="7.26cm" svg:viewBox="0 0 368 448" svg:d="M54 398c-6 24-6 29-38 29-8 0-16 0-16 13 0 6 3 8 10 8 19 0 38-2 59-2 22 0 46 2 69 2 4 0 12 0 12-13 0-8-6-8-16-8-35 0-35-5-35-11 0-10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3" draw:layer="layout" svg:width="0.164cm" svg:height="0.703cm" svg:x="9.861cm" svg:y="7.044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3" draw:layer="layout" svg:width="0.325cm" svg:height="0.455cm" svg:x="7.292cm" svg:y="8.314cm" svg:viewBox="0 0 326 456" svg:d="M323 43c3-9 3-11 3-16 0-13-11-19-20-19-8 0-20 3-26 14-2 4-6 26-10 39-4 17-9 37-14 56l-32 128c-2 9-32 59-80 59-35 0-43-30-43-58 0-32 13-75 37-137 11-29 12-37 12-51 0-32-22-58-57-58-67 0-93 102-93 109 0 6 6 6 8 6 8 0 8-1 11-13 19-65 48-86 72-86 5 0 18 0 18 22 0 18-7 36-13 50-27 74-40 115-40 147 0 63 45 85 86 85 28 0 52-13 71-32-8 37-18 70-45 109-19 24-46 44-78 44-10 0-42-3-53-30 11 0 19 0 29-8 8-6 14-16 14-29 0-22-19-25-26-25-16 0-40 11-40 46s32 61 76 61c73 0 145-64 164-144z">
            <text:p/>
          </draw:path>
          <draw:path draw:style-name="gr3" draw:text-style-name="P3" draw:layer="layout" svg:width="0.468cm" svg:height="0.165cm" svg:x="7.876cm" svg:y="8.36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3" draw:layer="layout" svg:width="0.369cm" svg:height="0.632cm" svg:x="8.612cm" svg:y="8.138cm" svg:viewBox="0 0 370 633" svg:d="M274 18c0-2 3-10 3-12 0 0 0-6-10-6-6 0-8 2-9 14l-42 164c-112 3-216 96-216 192 0 67 50 123 136 127-6 23-11 45-16 66-10 34-16 61-16 62 0 8 5 8 8 8s5 0 8-3c0-1 5-17 6-27l28-106c113-3 216-99 216-193 0-56-37-120-136-126zM139 481c-43-1-93-25-93-97 0-83 61-182 165-192zM230 192c53 3 93 35 93 98 0 83-59 183-166 191z">
            <text:p/>
          </draw:path>
          <draw:path draw:style-name="gr3" draw:text-style-name="P3" draw:layer="layout" svg:width="0.164cm" svg:height="0.703cm" svg:x="9.066cm" svg:y="8.09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3" draw:layer="layout" svg:width="0.367cm" svg:height="0.447cm" svg:x="9.247cm" svg:y="8.314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3" draw:layer="layout" svg:width="0.124cm" svg:height="0.255cm" svg:x="9.647cm" svg:y="8.06cm" svg:viewBox="0 0 125 256" svg:d="M120 43c5-8 5-13 5-16 0-16-15-27-29-27-19 0-26 16-27 24l-66 214c-1 0-3 7-3 7 0 6 16 11 19 11s5 0 8-8z">
            <text:p/>
          </draw:path>
          <draw:path draw:style-name="gr3" draw:text-style-name="P3" draw:layer="layout" svg:width="0.164cm" svg:height="0.703cm" svg:x="9.861cm" svg:y="8.098cm" svg:viewBox="0 0 165 704" svg:d="M165 352c0-54-8-139-47-219-43-87-104-133-112-133-3 0-6 3-6 6 0 4 0 5 13 18 70 69 110 181 110 328 0 120-25 245-113 333-10 9-10 11-10 12 0 5 3 7 6 7 8 0 72-48 114-138 37-77 45-155 45-214z">
            <text:p/>
          </draw:path>
        </draw:g>
        <draw:g>
          <svg:title>TexMaths</svg:title>
          <svg:desc>20§latex§\begin{align*}
W_x = W_x^i \frac{\partial}{\partial x^i} \\
W_y = W_y^i \frac{\partial}{\partial y^i}
\end{align*}§svg§600§FALSE§</svg:desc>
          <draw:polygon draw:style-name="gr2" draw:text-style-name="P2" draw:layer="layout" svg:width="4.036cm" svg:height="3.261cm" svg:x="10.663cm" svg:y="6.301cm" svg:viewBox="0 0 4037 3262" draw:points="2018,3262 0,3262 0,0 4037,0 4037,3262">
            <text:p/>
          </draw:polygon>
          <draw:path draw:style-name="gr3" draw:text-style-name="P3" draw:layer="layout" svg:width="0.698cm" svg:height="0.496cm" svg:x="10.666cm" svg:y="6.765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9 311-26-357c0-10 0-26 53-26 8 0 14 0 14-14 0-8-8-8-9-8-27 0-58 2-87 2-24 0-49-2-73-2-3 0-13 0-13 13 0 9 6 9 18 9 35 0 35 7 36 26l32 430c2 13 2 19 12 19 8 0 11-4 17-16l207-358 27 355c0 16 1 19 11 19 8 0 13-8 16-14z">
            <text:p/>
          </draw:path>
          <draw:path draw:style-name="gr3" draw:text-style-name="P3" draw:layer="layout" svg:width="0.265cm" svg:height="0.223cm" svg:x="11.316cm" svg:y="7.133cm" svg:viewBox="0 0 266 224" svg:d="M99 166c-5 16-21 44-46 44-2 0-16 0-27-7 20-6 22-24 22-27 0-11-8-19-19-19-15 0-29 13-29 30 0 26 27 37 51 37s43-14 56-35c13 25 40 35 59 35 58 0 87-62 87-77 0-6-7-6-8-6-7 0-7 3-8 9-11 34-42 60-69 60-19 0-30-13-30-32 0-13 12-58 25-114 11-38 32-50 50-50 0 0 16 0 25 7-14 5-20 17-20 27 0 11 8 19 19 19s29-9 29-30c0-29-32-37-53-37-24 0-45 16-55 35-9-21-32-35-59-35-56 0-88 61-88 75 0 7 7 7 8 7 7 0 8-2 10-8 13-39 43-60 69-60 16 0 28 8 28 32 0 10-6 36-9 52z">
            <text:p/>
          </draw:path>
          <draw:path draw:style-name="gr3" draw:text-style-name="P3" draw:layer="layout" svg:width="0.468cm" svg:height="0.165cm" svg:x="11.881cm" svg:y="6.98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3" draw:layer="layout" svg:width="0.698cm" svg:height="0.496cm" svg:x="12.621cm" svg:y="6.765cm" svg:viewBox="0 0 699 497" svg:d="M608 82c18-31 34-56 78-60 7-1 13-1 13-14 0-3-3-8-8-8-17 0-37 2-54 2-24 0-50-2-74-2-3 0-13 0-13 13 0 8 7 9 12 9 16 0 40 7 40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3" draw:text-style-name="P3" draw:layer="layout" svg:width="0.149cm" svg:height="0.332cm" svg:x="13.367cm" svg:y="6.628cm" svg:viewBox="0 0 150 333" svg:d="M138 19c0-8-7-19-20-19-14 0-28 13-28 27 0 8 6 19 20 19 15 0 28-14 28-27zM37 270c-3 7-5 12-5 21 0 23 19 42 46 42 50 0 72-69 72-75 0-7-6-7-8-7-6 0-6 3-9 8-11 40-34 59-53 59-10 0-11-6-11-17s3-19 8-31c5-14 9-27 14-40 5-11 23-57 26-62 1-5 3-11 3-16 0-24-21-42-48-42-50 0-72 68-72 76 0 6 6 6 8 6 8 0 8-3 10-8 12-43 35-61 52-61 8 0 13 5 13 18 0 11-3 19-16 49z">
            <text:p/>
          </draw:path>
          <draw:path draw:style-name="gr3" draw:text-style-name="P3" draw:layer="layout" svg:width="0.265cm" svg:height="0.223cm" svg:x="13.271cm" svg:y="7.202cm" svg:viewBox="0 0 266 224" svg:d="M99 166c-5 16-21 44-46 44-2 0-16 0-27-7 20-6 22-24 22-27 0-11-8-19-19-19-15 0-29 13-29 30 0 26 27 37 53 37 22 0 41-14 54-35 13 25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3" draw:layer="layout" svg:width="0.37cm" svg:height="0.519cm" svg:x="14.031cm" svg:y="6.266cm" svg:viewBox="0 0 371 520" svg:d="M299 266c-8-44-37-84-91-84-43 0-90 12-144 68-59 57-64 123-64 145 0 43 30 125 130 125 168 0 241-237 241-338 0-112-65-182-152-182-102 0-136 91-136 112 0 10 7 24 27 24 24 0 39-21 39-37 0-25-23-25-34-25 32-52 82-56 103-56 51 0 100 36 100 128 0 27-4 62-19 120zM133 501c-79 0-79-74-79-80 0-19 18-119 47-160 29-40 62-63 107-63 77 0 78 79 78 93 0 51-46 210-153 210z">
            <text:p/>
          </draw:path>
          <draw:polygon draw:style-name="gr3" draw:text-style-name="P3" draw:layer="layout" svg:width="1.049cm" svg:height="0.029cm" svg:x="13.685cm" svg:y="7.055cm" svg:viewBox="0 0 1050 30" draw:points="525,30 0,30 0,0 1050,0 1050,30">
            <text:p/>
          </draw:polygon>
          <draw:path draw:style-name="gr3" draw:text-style-name="P3" draw:layer="layout" svg:width="0.37cm" svg:height="0.519cm" svg:x="13.713cm" svg:y="7.224cm" svg:viewBox="0 0 371 520" svg:d="M299 266c-8-44-37-84-91-84-43 0-90 12-144 68-59 57-64 123-64 145 0 43 30 125 130 125 168 0 241-237 241-338 0-112-65-182-152-182-102 0-136 91-136 112 0 10 7 24 27 24 24 0 39-21 39-37 0-25-23-25-34-25 32-52 82-56 103-56 51 0 100 36 100 128 0 27-4 62-19 120zM133 501c-79 0-79-74-79-80 0-19 18-119 47-160 29-40 62-63 107-63 77 0 78 79 78 93 0 51-46 210-153 210z">
            <text:p/>
          </draw:path>
          <draw:path draw:style-name="gr3" draw:text-style-name="P3" draw:layer="layout" svg:width="0.351cm" svg:height="0.319cm" svg:x="14.117cm" svg:y="7.41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3" draw:layer="layout" svg:width="0.149cm" svg:height="0.332cm" svg:x="14.522cm" svg:y="7.197cm" svg:viewBox="0 0 150 333" svg:d="M138 19c0-8-7-19-20-19-14 0-28 13-28 27 0 8 6 19 20 19 15 0 28-14 28-27zM37 270c-3 7-5 12-5 21 0 23 19 42 46 42 52 0 72-69 72-75 0-7-6-7-8-7-6 0-6 3-9 8-11 40-34 59-53 59-10 0-11-6-11-17s3-19 8-31c5-14 9-27 16-40 3-11 21-57 24-62 1-5 3-11 3-16 0-24-21-42-48-42-50 0-72 68-72 76 0 6 6 6 8 6 8 0 8-3 10-8 12-43 35-61 52-61 8 0 13 5 13 18 0 11-3 19-16 49z">
            <text:p/>
          </draw:path>
          <draw:path draw:style-name="gr3" draw:text-style-name="P3" draw:layer="layout" svg:width="0.698cm" svg:height="0.496cm" svg:x="10.73cm" svg:y="8.491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4 0 14-14 0-8-8-8-9-8-27 0-58 2-87 2-24 0-49-2-73-2-3 0-13 0-13 13 0 9 6 9 18 9 35 0 35 7 36 26l32 430c2 13 2 19 12 19 8 0 11-4 17-16l207-358 27 355c0 15 1 19 11 19 8 0 13-8 16-14z">
            <text:p/>
          </draw:path>
          <draw:path draw:style-name="gr3" draw:text-style-name="P3" draw:layer="layout" svg:width="0.253cm" svg:height="0.317cm" svg:x="11.378cm" svg:y="8.859cm" svg:viewBox="0 0 254 318" svg:d="M253 32c1-8 1-8 1-11 0-10-8-16-16-16-6 0-16 3-20 13-2 1-7 17-8 27l-12 41c-1 13-17 74-19 80 0 0-22 44-61 44-33 0-33-32-33-42 0-27 11-58 25-96 7-16 10-21 10-30 0-24-21-42-48-42-50 0-72 67-72 75 0 7 6 7 8 7 8 0 8-2 10-8 12-40 33-60 52-60 10 0 13 5 13 16 0 13-5 23-6 29-24 61-29 80-29 101 0 8 0 32 19 48 15 13 35 14 50 14 19 0 37-6 53-22-7 27-12 48-32 74-13 16-34 32-60 32-3 0-27 0-36-16 25-4 25-28 25-29 0-15-14-18-19-18-11 0-29 10-29 32 0 26 24 43 59 43 50 0 112-38 127-99z">
            <text:p/>
          </draw:path>
          <draw:path draw:style-name="gr3" draw:text-style-name="P3" draw:layer="layout" svg:width="0.468cm" svg:height="0.165cm" svg:x="11.929cm" svg:y="8.71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3" draw:layer="layout" svg:width="0.698cm" svg:height="0.496cm" svg:x="12.669cm" svg:y="8.491cm" svg:viewBox="0 0 699 497" svg:d="M608 82c18-31 34-56 78-60 7-1 13-1 13-14 0-3-3-8-8-8-17 0-37 2-54 2-24 0-50-2-74-2-3 0-13 0-13 13 0 8 7 9 12 9 16 0 41 7 41 28 0 8-5 12-9 22l-191 333-25-351c-2-12-4-32 48-32 12 0 19 0 19-14 0-8-8-8-10-8-29 0-57 2-86 2-16 0-58-2-74-2-5 0-14 0-14 14 0 8 8 8 17 8 31 0 36 4 37 18l5 54-178 311-27-357c0-10 0-26 53-26 8 0 16 0 16-14 0-8-10-8-11-8-27 0-58 2-87 2-24 0-49-2-73-2-3 0-13 0-13 13 0 9 6 9 18 9 35 0 36 7 36 26l32 430c2 13 2 19 12 19 9 0 11-4 17-16l207-358 27 355c0 15 1 19 11 19 8 0 13-8 16-14z">
            <text:p/>
          </draw:path>
          <draw:path draw:style-name="gr3" draw:text-style-name="P3" draw:layer="layout" svg:width="0.149cm" svg:height="0.332cm" svg:x="13.415cm" svg:y="8.355cm" svg:viewBox="0 0 150 333" svg:d="M138 19c0-8-7-19-20-19-14 0-28 13-28 27 0 8 6 19 20 19 15 0 28-14 28-27zM37 270c-3 7-5 12-5 21 0 23 19 42 46 42 50 0 72-69 72-75 0-7-6-7-8-7-6 0-6 3-9 8-11 40-34 59-53 59-10 0-11-6-11-17s3-19 8-31c5-14 9-27 14-40 5-11 23-57 26-62 1-5 3-11 3-16 0-24-21-42-48-42-50 0-72 68-72 76 0 6 6 6 8 6 8 0 8-3 10-8 12-43 35-61 52-61 8 0 13 5 13 18 0 11-3 19-16 49z">
            <text:p/>
          </draw:path>
          <draw:path draw:style-name="gr3" draw:text-style-name="P3" draw:layer="layout" svg:width="0.253cm" svg:height="0.317cm" svg:x="13.317cm" svg:y="8.928cm" svg:viewBox="0 0 254 318" svg:d="M253 32c1-8 1-8 1-11 0-10-8-16-16-16-6 0-16 3-20 13-2 1-7 17-8 27l-12 41c-1 12-17 74-19 80 0 0-22 44-61 44-33 0-33-32-33-42 0-27 11-58 25-96 7-16 10-21 10-30 0-24-21-42-48-42-50 0-72 67-72 75 0 7 6 7 8 7 8 0 8-2 10-8 12-40 33-60 52-60 10 0 13 5 13 16 0 13-5 23-6 29-24 61-29 80-29 101 0 8 0 32 19 48 15 13 35 14 50 14 19 0 37-6 53-22-7 27-12 48-32 74-13 14-34 32-60 32-3 0-27 0-36-18 25-2 25-26 25-27 0-15-14-18-19-18-11 0-29 10-29 32 0 26 24 43 59 43 50 0 112-38 127-99z">
            <text:p/>
          </draw:path>
          <draw:path draw:style-name="gr3" draw:text-style-name="P3" draw:layer="layout" svg:width="0.37cm" svg:height="0.519cm" svg:x="14.047cm" svg:y="7.992cm" svg:viewBox="0 0 371 520" svg:d="M299 266c-8-44-37-84-91-84-43 0-90 12-144 68-59 57-64 123-64 145 0 43 30 125 130 125 168 0 241-237 241-338 0-112-65-182-152-182-102 0-136 91-136 112 0 10 7 24 27 24 24 0 39-21 39-37 0-25-23-25-34-25 32-52 82-56 103-56 51 0 100 36 100 128 0 27-4 62-19 120zM133 501c-79 0-79-74-79-80 0-19 18-119 47-160 29-40 62-63 107-63 77 0 78 79 78 93 0 51-46 210-153 210z">
            <text:p/>
          </draw:path>
          <draw:polygon draw:style-name="gr3" draw:text-style-name="P3" draw:layer="layout" svg:width="1.017cm" svg:height="0.029cm" svg:x="13.717cm" svg:y="8.782cm" svg:viewBox="0 0 1018 30" draw:points="509,30 0,30 0,0 1018,0 1018,30">
            <text:p/>
          </draw:polygon>
          <draw:path draw:style-name="gr3" draw:text-style-name="P3" draw:layer="layout" svg:width="0.37cm" svg:height="0.519cm" svg:x="13.745cm" svg:y="8.95cm" svg:viewBox="0 0 371 520" svg:d="M299 266c-8-44-37-84-91-84-43 0-90 12-144 68-59 57-64 123-64 145 0 43 30 125 130 125 168 0 241-237 241-338 0-112-65-182-152-182-102 0-134 91-134 112 0 10 5 24 25 24 24 0 39-21 39-37 0-25-23-25-34-25 32-52 82-56 103-56 51 0 100 36 100 128 0 27-4 62-19 120zM133 501c-79 0-79-74-79-80 0-19 18-119 47-160 29-40 62-63 107-63 77 0 78 79 78 93 0 51-46 210-153 210z">
            <text:p/>
          </draw:path>
          <draw:path draw:style-name="gr3" draw:text-style-name="P3" draw:layer="layout" svg:width="0.324cm" svg:height="0.455cm" svg:x="14.149cm" svg:y="9.142cm" svg:viewBox="0 0 325 456" svg:d="M323 43c2-9 2-11 2-16 0-13-10-19-19-19-8 0-20 5-26 14-2 4-6 26-10 39-4 17-9 37-14 56l-32 128c-2 9-32 59-80 59-35 0-43-30-43-58 0-32 13-75 37-137 11-29 12-37 12-51 0-32-22-58-57-58-67 0-93 102-93 109 0 6 6 6 8 6 8 0 8-1 11-13 19-65 48-86 72-86 5 0 18 0 18 22 0 18-7 36-13 50-27 74-40 115-40 147 0 64 45 85 86 85 28 0 52-13 71-32-8 37-18 70-45 109-19 24-46 44-78 44-10 0-42-3-53-30 11 0 19 0 29-8 8-6 14-16 14-29 0-22-19-25-26-25-16 0-40 11-40 46s32 61 76 61c73 0 145-64 164-144z">
            <text:p/>
          </draw:path>
          <draw:path draw:style-name="gr3" draw:text-style-name="P3" draw:layer="layout" svg:width="0.149cm" svg:height="0.332cm" svg:x="14.522cm" svg:y="8.925cm" svg:viewBox="0 0 150 333" svg:d="M138 19c0-8-7-19-20-19-14 0-28 13-28 27 0 8 6 19 20 19 15 0 28-14 28-27zM37 270c-3 7-5 12-5 21 0 23 19 42 46 42 52 0 72-69 72-75 0-7-6-7-8-7-6 0-6 3-9 8-11 40-34 59-53 59-10 0-11-6-11-17s3-19 8-31c5-14 9-27 16-40 3-11 21-57 24-62 1-5 3-11 3-16 0-24-21-42-48-42-50 0-72 68-72 76 0 6 6 6 8 6 8 0 8-3 10-8 12-43 35-61 52-61 8 0 13 5 13 18 0 11-3 19-16 49z">
            <text:p/>
          </draw:path>
        </draw:g>
        <draw:g>
          <svg:title>TexMaths</svg:title>
          <svg:desc>24§display§$x$§svg§600§FALSE§</svg:desc>
          <draw:polygon draw:style-name="gr2" draw:text-style-name="P2" draw:layer="layout" svg:width="0.378cm" svg:height="0.309cm" svg:x="4.658cm" svg:y="15.914cm" svg:viewBox="0 0 379 310" draw:points="190,310 0,310 0,0 379,0 379,310">
            <text:p/>
          </draw:polygon>
          <draw:path draw:style-name="gr3" draw:text-style-name="P3" draw:layer="layout" svg:width="0.457cm" svg:height="0.402cm" svg:x="4.623cm" svg:y="15.867cm" svg:viewBox="0 0 458 403" svg:d="M250 185c28-36 61-83 84-106 29-34 66-49 107-49v-30c-22 2-49 2-74 2-27 0-74-2-87-2v30c19 2 27 12 27 27s-10 28-14 34l-56 72-72-93c-8-11-8-13-8-17 0-15 14-23 33-23v-30c-25 0-85 2-99 2-19 0-62 0-87-2v30c64 0 66 0 107 57l91 121-87 110c-43 56-96 58-115 58v27c23-2 52-2 76-2 25 0 64 2 87 2v-27c-21-4-27-15-27-30 0-21 27-51 81-119l70 94c8 10 18 25 18 31 0 9-8 22-33 24v27c29 0 79-2 99-2 25 0 60 0 87 2v-27c-48 0-64-2-87-30z">
            <text:p/>
          </draw:path>
        </draw:g>
        <draw:g>
          <svg:title>TexMaths</svg:title>
          <svg:desc>24§display§$y$§svg§600§FALSE§</svg:desc>
          <draw:polygon draw:style-name="gr2" draw:text-style-name="P2" draw:layer="layout" svg:width="0.37cm" svg:height="0.5cm" svg:x="15.053cm" svg:y="15.451cm" svg:viewBox="0 0 371 501" draw:points="185,501 0,501 0,0 371,0 371,501">
            <text:p/>
          </draw:polygon>
          <draw:path draw:style-name="gr3" draw:text-style-name="P3" draw:layer="layout" svg:width="0.444cm" svg:height="0.594cm" svg:x="15.024cm" svg:y="15.404cm" svg:viewBox="0 0 445 595" svg:d="M361 89c22-59 70-59 84-59v-30c-21 2-47 2-68 2-16 0-60-2-80-2v30c28 0 43 17 43 40 0 9 0 11-6 21l-91 232-101-253c-4-8-6-13-6-17 0-23 35-23 51-23v-30c-24 0-84 2-98 2-25 0-62 0-89-2v30c43 0 62 0 74 32l136 342c-4 12-16 42-23 55-20 51-45 117-103 117-6 0-26 0-43-17 29-5 35-26 35-41 0-23-16-38-37-38-18 0-39 11-39 40 0 43 39 75 84 75 56 0 95-53 116-107z">
            <text:p/>
          </draw:path>
        </draw:g>
        <draw:frame draw:style-name="gr6" draw:text-style-name="P6" draw:layer="layout" svg:width="6.028cm" svg:height="3.162cm" svg:x="18.351cm" svg:y="17.489cm">
          <draw:text-box>
            <text:p><text:span text:style-name="T2">Integral curve</text:span></text:p>
            <text:p><text:span text:style-name="T2">of</text:span></text:p>
          </draw:text-box>
        </draw:frame>
        <draw:g>
          <svg:title>TexMaths</svg:title>
          <svg:desc>21§display§$\overline{V}$§svg§600§FALSE§</svg:desc>
          <draw:polygon draw:style-name="gr2" draw:text-style-name="P2" draw:layer="layout" svg:width="0.521cm" svg:height="0.566cm" svg:x="19.676cm" svg:y="18.7cm" svg:viewBox="0 0 522 567" draw:points="260,567 0,567 0,0 522,0 522,567">
            <text:p/>
          </draw:polygon>
          <draw:polygon draw:style-name="gr3" draw:text-style-name="P3" draw:layer="layout" svg:width="0.595cm" svg:height="0.031cm" svg:x="19.639cm" svg:y="18.663cm" svg:viewBox="0 0 596 32" draw:points="297,32 0,32 0,0 596,0 596,32">
            <text:p/>
          </draw:polygon>
          <draw:path draw:style-name="gr3" draw:text-style-name="P3" draw:layer="layout" svg:width="0.526cm" svg:height="0.522cm" svg:x="19.681cm" svg:y="18.781cm" svg:viewBox="0 0 527 523" svg:d="M423 84c37-57 67-59 96-60 8-2 8-14 8-16 0-5-3-8-8-8-20 0-42 2-62 2-24 0-49-2-73-2-5 0-15 0-15 13 0 9 7 11 12 11 20 1 35 8 35 23 0 12-11 29-11 29l-227 361-50-392c0-13 16-21 50-21 10 0 18 0 18-16 0-6-5-8-10-8-30 0-62 2-92 2-13 0-27 0-40 0-14 0-27-2-41-2-5 0-13 0-13 13 0 11 7 11 18 11 42 0 42 6 44 25l59 457c3 14 5 17 15 17 12 0 15-3 20-13z">
            <text:p/>
          </draw:path>
        </draw:g>
        <draw:g>
          <svg:title>TexMaths</svg:title>
          <svg:desc>24§display§$\overline{\gamma}_x(t)$§svg§600§FALSE§</svg:desc>
          <draw:polygon draw:style-name="gr2" draw:text-style-name="P2" draw:layer="layout" svg:width="1.823cm" svg:height="0.842cm" svg:x="19.594cm" svg:y="16.527cm" svg:viewBox="0 0 1824 843" draw:points="912,843 0,843 0,0 1824,0 1824,843">
            <text:p/>
          </draw:polygon>
          <draw:polygon draw:style-name="gr3" draw:text-style-name="P3" draw:layer="layout" svg:width="0.52cm" svg:height="0.039cm" svg:x="19.549cm" svg:y="16.629cm" svg:viewBox="0 0 521 40" draw:points="259,40 0,40 0,0 521,0 521,40">
            <text:p/>
          </draw:polygon>
          <draw:path draw:style-name="gr3" draw:text-style-name="P3" draw:layer="layout" svg:width="0.477cm" svg:height="0.615cm" svg:x="19.565cm" svg:y="16.767cm" svg:viewBox="0 0 478 616" svg:d="M21 176c35-108 133-108 144-108 138 0 148 163 148 238 0 57-4 72-12 91-19 68-46 176-46 202 0 10 4 17 11 17 12 0 20-22 28-58 23-78 31-131 35-161 3-11 3-23 7-36 28-91 88-232 123-306 6-10 19-32 19-36 0-8-11-8-13-8s-8 0-10 6c-47 89-84 183-119 276-2-28-2-100-37-191-23-55-60-102-122-102-113 0-177 142-177 172 0 8 8 8 16 8z">
            <text:p/>
          </draw:path>
          <draw:path draw:style-name="gr3" draw:text-style-name="P3" draw:layer="layout" svg:width="0.341cm" svg:height="0.296cm" svg:x="20.099cm" svg:y="17.119cm" svg:viewBox="0 0 342 297" svg:d="M128 221c-7 21-27 57-60 57-2 0-21 0-35-8 27-9 29-32 29-36 0-15-11-26-25-26-18 0-37 17-37 40 0 34 35 49 66 49s55-19 72-47c16 34 51 47 76 47 74 0 111-83 111-102 0-8-8-8-10-8-8 0-8 4-10 13-15 44-52 78-89 78-24 0-39-17-39-42 0-17 17-77 33-151 14-51 43-66 64-66 0 0 20 0 33 9-19 6-27 23-27 36 0 15 10 25 25 25 14 0 37-13 37-40 0-38-41-49-68-49-31 0-56 21-70 47-12-28-41-47-76-47-72 0-114 81-114 100 0 8 9 8 11 8 8 0 10-2 12-10 17-51 56-79 89-79 20 0 37 11 37 43 0 12-9 46-13 67z">
            <text:p/>
          </draw:path>
          <draw:path draw:style-name="gr3" draw:text-style-name="P3" draw:layer="layout" svg:width="0.211cm" svg:height="0.933cm" svg:x="20.614cm" svg:y="16.48cm" svg:viewBox="0 0 212 934" svg:d="M212 926c0-3 0-5-16-22-114-116-142-293-142-437 0-161 35-325 146-442 12-10 12-12 12-17 0-6-4-8-10-8-8 0-91 64-144 183-48 101-58 205-58 284 0 74 10 187 60 293 55 115 134 174 142 174 6 0 10-2 10-8z">
            <text:p/>
          </draw:path>
          <draw:path draw:style-name="gr3" draw:text-style-name="P3" draw:layer="layout" svg:width="0.279cm" svg:height="0.596cm" svg:x="20.896cm" svg:y="16.595cm" svg:viewBox="0 0 280 597" svg:d="M167 212h86c17 0 27 0 27-19 0-10-10-10-27-10h-78c31-134 37-151 37-158 0-17-12-25-27-25-2 0-29 0-37 34l-35 149h-86c-19 0-27 0-27 17 0 12 8 12 25 12h80c-66 266-68 280-68 297 0 51 35 88 82 88 95 0 147-138 147-145 0-8-9-8-13-8-8 0-8 2-12 12-39 98-89 119-120 119-18 0-26-12-26-42 0-24 0-30 4-45z">
            <text:p/>
          </draw:path>
          <draw:path draw:style-name="gr3" draw:text-style-name="P3" draw:layer="layout" svg:width="0.211cm" svg:height="0.933cm" svg:x="21.254cm" svg:y="16.48cm" svg:viewBox="0 0 212 934" svg:d="M212 467c0-72-10-185-60-291-55-114-133-176-144-176-4 0-8 4-8 8 0 5 0 7 16 24 91 91 143 240 143 435 0 159-33 325-147 442-12 12-12 14-12 17 0 6 4 8 8 8 11 0 93-64 146-183 48-101 58-205 58-284z">
            <text:p/>
          </draw:path>
        </draw:g>
        <draw:line draw:style-name="gr4" draw:text-style-name="P1" draw:layer="layout" svg:x1="4.661cm" svg:y1="15.489cm" svg:x2="1.274cm" svg:y2="13.496cm">
          <text:p/>
        </draw:line>
        <draw:line draw:style-name="gr4" draw:text-style-name="P1" draw:layer="layout" svg:x1="4.694cm" svg:y1="15.486cm" svg:x2="7.282cm" svg:y2="12.124cm">
          <text:p/>
        </draw:line>
        <draw:g>
          <svg:title>TexMaths</svg:title>
          <svg:desc>24§display§$\overline{W}_x$§svg§600§FALSE§</svg:desc>
          <draw:polygon draw:style-name="gr2" draw:text-style-name="P2" draw:layer="layout" svg:width="1.175cm" svg:height="0.76cm" svg:x="0.474cm" svg:y="12.453cm" svg:viewBox="0 0 1176 761" draw:points="588,761 0,761 0,0 1176,0 1176,761">
            <text:p/>
          </draw:polygon>
          <draw:polygon draw:style-name="gr3" draw:text-style-name="P3" draw:layer="layout" svg:width="0.915cm" svg:height="0.035cm" svg:x="0.432cm" svg:y="12.411cm" svg:viewBox="0 0 916 36" draw:points="457,36 0,36 0,0 916,0 916,36">
            <text:p/>
          </draw:polygon>
          <draw:path draw:style-name="gr3" draw:text-style-name="P3" draw:layer="layout" svg:width="0.838cm" svg:height="0.596cm" svg:x="0.478cm" svg:y="12.545cm" svg:viewBox="0 0 839 597" svg:d="M730 98c21-37 40-67 94-71 8-2 15-2 15-17 0-4-3-10-9-10-21 0-44 2-66 2-28 0-59-2-88-2-4 0-15 0-15 15 0 10 7 12 13 12 19 0 48 8 48 33 0 9-4 15-9 26l-229 400-31-421c-2-15-4-38 58-38 15 0 23 0 23-17 0-10-10-10-12-10-34 0-69 2-103 2-19 0-69-2-89-2-5 0-17 0-17 17 0 10 10 10 21 10 37 0 42 4 44 21l6 65-213 373-33-428c0-12 0-31 64-31 9 0 17 0 17-17 0-10-10-10-12-10-32 0-69 2-103 2-29 0-60-2-89-2-3 0-15 0-15 15 0 12 8 12 21 12 42 0 42 8 44 31l39 516c2 16 2 23 13 23 10 0 14-5 21-19l248-430 33 426c0 19 2 23 13 23 10 0 16-9 19-17z">
            <text:p/>
          </draw:path>
          <draw:path draw:style-name="gr3" draw:text-style-name="P3" draw:layer="layout" svg:width="0.318cm" svg:height="0.268cm" svg:x="1.375cm" svg:y="12.98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</draw:g>
        <draw:g>
          <svg:title>TexMaths</svg:title>
          <svg:desc>24§display§$\overline{\gamma}_{-t*}\overline{W}_{y}$§svg§600§FALSE§</svg:desc>
          <draw:polygon draw:style-name="gr2" draw:text-style-name="P2" draw:layer="layout" svg:width="2.815cm" svg:height="0.875cm" svg:x="6.77cm" svg:y="11.045cm" svg:viewBox="0 0 2816 876" draw:points="1408,876 0,876 0,0 2816,0 2816,876">
            <text:p/>
          </draw:polygon>
          <draw:polygon draw:style-name="gr3" draw:text-style-name="P3" draw:layer="layout" svg:width="0.485cm" svg:height="0.035cm" svg:x="6.728cm" svg:y="11.216cm" svg:viewBox="0 0 486 36" draw:points="242,36 0,36 0,0 486,0 486,36">
            <text:p/>
          </draw:polygon>
          <draw:path draw:style-name="gr3" draw:text-style-name="P3" draw:layer="layout" svg:width="0.445cm" svg:height="0.556cm" svg:x="6.743cm" svg:y="11.341cm" svg:viewBox="0 0 446 557" svg:d="M19 159c33-98 125-98 135-98 128 0 138 148 138 215 0 52-4 66-12 83-17 61-42 159-42 182 0 10 4 16 10 16 11 0 19-19 27-52 21-71 28-119 32-146 2-10 2-21 6-33 27-82 83-209 115-276 6-10 18-29 18-33 0-7-10-7-12-7s-8 0-10 5c-44 81-78 165-111 250-2-25-2-90-35-173-21-50-55-92-113-92-105 0-165 129-165 156 0 7 8 7 15 7z">
            <text:p/>
          </draw:path>
          <draw:path draw:style-name="gr3" draw:text-style-name="P3" draw:layer="layout" svg:width="0.4cm" svg:height="0.03cm" svg:x="7.275cm" svg:y="11.758cm" svg:viewBox="0 0 401 31" svg:d="M378 31c8 0 23 0 23-16 0-15-13-15-23-15h-355c-10 0-23 0-23 15 0 16 13 16 23 16z">
            <text:p/>
          </draw:path>
          <draw:path draw:style-name="gr3" draw:text-style-name="P3" draw:layer="layout" svg:width="0.201cm" svg:height="0.375cm" svg:x="7.763cm" svg:y="11.552cm" svg:viewBox="0 0 202 376" svg:d="M121 136h61c12 0 20 0 20-13 0-8-8-8-18-8h-57l23-88c0-2 2-6 2-8 0-11-10-19-21-19-16 0-23 10-29 25-4 15 4-13-21 90h-62c-11 0-19 0-19 14 0 7 8 7 17 7h58l-37 140c-2 16-7 37-7 45 0 34 29 55 63 55 67 0 104-82 104-90s-8-8-10-8c-7 0-7 2-11 12-18 36-48 71-81 71-13 0-21-8-21-31 0-6 2-17 4-23z">
            <text:p/>
          </draw:path>
          <draw:path draw:style-name="gr3" draw:text-style-name="P3" draw:layer="layout" svg:width="0.241cm" svg:height="0.256cm" svg:x="8.047cm" svg:y="11.646cm" svg:viewBox="0 0 242 257" svg:d="M140 129c48-21 69-31 85-37 11-6 17-8 17-19 0-10-8-19-19-19-4 0-6 0-12 6l-80 53 7-88c2-10 0-25-17-25-8 0-19 4-19 17 0 6 4 23 4 29 0 12 5 54 5 67l-80-53c-6-4-8-6-12-6-11 0-19 9-19 19 0 11 8 15 13 17l89 39c-48 21-71 28-85 36-11 4-17 8-17 17 0 12 8 20 19 20 4 0 4 0 12-4l80-56-9 96c0 14 11 19 19 19s19-5 19-19c0-6-4-23-4-29-2-9-5-53-5-67l71 48c15 12 15 12 21 12 11 0 19-8 19-20 0-11-8-13-13-17z">
            <text:p/>
          </draw:path>
          <draw:polygon draw:style-name="gr3" draw:text-style-name="P3" draw:layer="layout" svg:width="0.915cm" svg:height="0.035cm" svg:x="8.382cm" svg:y="11.003cm" svg:viewBox="0 0 916 36" draw:points="457,36 0,36 0,0 916,0 916,36">
            <text:p/>
          </draw:polygon>
          <draw:path draw:style-name="gr3" draw:text-style-name="P3" draw:layer="layout" svg:width="0.838cm" svg:height="0.596cm" svg:x="8.428cm" svg:y="11.137cm" svg:viewBox="0 0 839 597" svg:d="M730 98c21-37 40-67 94-71 8-2 15-2 15-17 0-4-4-10-9-10-21 0-44 2-66 2-28 0-59-2-88-2-4 0-15 0-15 15 0 10 7 12 11 12 21 0 50 8 50 33 0 9-4 15-9 26l-229 400-31-421c-2-15-4-38 58-38 15 0 23 0 23-17 0-10-10-10-12-10-34 0-69 2-103 2-20 0-69-2-89-2-5 0-17 0-17 17 0 10 10 10 21 10 37 0 42 4 44 21l6 65-213 373-33-428c0-12 0-31 64-31 9 0 17 0 17-17 0-10-10-10-12-10-32 0-69 2-103 2-29 0-60-2-89-2-3 0-15 0-15 15 0 12 8 12 21 12 42 0 42 8 44 31l39 516c2 15 2 23 13 23 10 0 14-6 21-19l248-430 33 426c0 19 2 23 13 23 10 0 15-9 19-17z">
            <text:p/>
          </draw:path>
          <draw:path draw:style-name="gr3" draw:text-style-name="P3" draw:layer="layout" svg:width="0.304cm" svg:height="0.381cm" svg:x="9.325cm" svg:y="11.581cm" svg:viewBox="0 0 305 382" svg:d="M302 38c3-9 3-9 3-13 0-12-9-19-19-19-8 0-19 4-25 15-2 2-7 21-9 33l-14 50c-2 15-21 88-23 96 0 0-27 52-73 52-40 0-40-39-40-50 0-33 13-70 31-116 7-19 11-25 11-36 0-29-25-50-58-50-59 0-86 81-86 90 0 8 8 8 10 8 9 0 9-2 11-10 15-48 40-71 64-71 9 0 15 6 15 19 0 16-6 27-8 35-29 73-34 96-34 121 0 10 0 38 23 58 17 15 42 17 59 17 23 0 44-8 64-27-8 33-14 58-39 88-15 20-40 39-71 39-4 0-33 0-44-19 31-4 31-33 31-33 0-19-18-23-23-23-14 0-35 11-35 38 0 31 29 52 71 52 60 0 135-46 152-119z">
            <text:p/>
          </draw:path>
        </draw:g>
        <draw:line draw:style-name="gr4" draw:text-style-name="P1" draw:layer="layout" svg:x1="15.271cm" svg:y1="14.895cm" svg:x2="17.859cm" svg:y2="11.533cm">
          <text:p/>
        </draw:line>
        <draw:g>
          <svg:title>TexMaths</svg:title>
          <svg:desc>24§display§$\overline{W}_{y}$§svg§600§FALSE§</svg:desc>
          <draw:polygon draw:style-name="gr2" draw:text-style-name="P2" draw:layer="layout" svg:width="1.161cm" svg:height="0.875cm" svg:x="18.12cm" svg:y="11.269cm" svg:viewBox="0 0 1162 876" draw:points="582,876 0,876 0,0 1162,0 1162,876">
            <text:p/>
          </draw:polygon>
          <draw:polygon draw:style-name="gr3" draw:text-style-name="P3" draw:layer="layout" svg:width="0.915cm" svg:height="0.035cm" svg:x="18.078cm" svg:y="11.227cm" svg:viewBox="0 0 916 36" draw:points="457,36 0,36 0,0 916,0 916,36">
            <text:p/>
          </draw:polygon>
          <draw:path draw:style-name="gr3" draw:text-style-name="P3" draw:layer="layout" svg:width="0.838cm" svg:height="0.596cm" svg:x="18.124cm" svg:y="11.361cm" svg:viewBox="0 0 839 597" svg:d="M730 98c21-37 40-67 94-71 7-2 15-2 15-17 0-4-4-10-10-10-21 0-44 2-65 2-29 0-59-2-88-2-4 0-16 0-16 15 0 10 8 12 14 12 19 0 48 8 48 33 0 9-4 15-10 26l-228 400-31-421c-2-15-4-38 58-38 15 0 23 0 23-17 0-10-10-10-12-10-34 0-69 2-103 2-20 0-70-2-89-2-6 0-17 0-17 17 0 10 10 10 21 10 37 0 42 4 44 21l6 65-213 373-33-428c0-12 0-31 64-31 9 0 17 0 17-17 0-10-10-10-12-10-32 0-69 2-103 2-29 0-60-2-89-2-3 0-15 0-15 15 0 12 8 12 21 12 42 0 42 8 44 31l39 516c2 15 2 23 13 23 10 0 14-6 21-19l248-430 33 426c0 19 1 23 13 23 10 0 15-9 19-17z">
            <text:p/>
          </draw:path>
          <draw:path draw:style-name="gr3" draw:text-style-name="P3" draw:layer="layout" svg:width="0.304cm" svg:height="0.381cm" svg:x="19.019cm" svg:y="11.805cm" svg:viewBox="0 0 305 382" svg:d="M303 38c2-9 2-9 2-13 0-12-9-19-19-19-8 0-19 4-25 15-2 2-8 21-9 33l-14 50c-2 15-21 88-23 96 0 0-27 52-73 52-40 0-40-39-40-50 0-33 13-70 30-116 8-19 12-25 12-36 0-29-25-50-58-50-59 0-86 81-86 90 0 8 8 8 10 8 9 0 9-2 11-10 15-48 40-71 63-71 12 0 16 6 16 19 0 16-6 27-8 35-29 73-34 96-34 121 0 10 0 38 23 58 17 15 42 17 59 17 23 0 44-8 64-27-8 33-14 58-39 88-15 20-40 39-71 39-4 0-33 0-44-19 31-4 31-33 31-33 0-19-18-23-23-23-14 0-35 11-35 38 0 31 29 52 71 52 60 0 134-46 152-119z">
            <text:p/>
          </draw:path>
        </draw:g>
        <draw:path draw:style-name="gr7" draw:text-style-name="P1" draw:layer="layout" svg:width="2.989cm" svg:height="8.564cm" draw:transform="skewX (0.277856416917497) rotate (2.10399441327916) translate (6.54569756093824cm 6.27215855943321cm)" svg:viewBox="0 0 2990 8565" svg:d="M0 8565c4928 0 2280-8565 2280-8565">
          <text:p/>
        </draw:path>
        <draw:g>
          <svg:title>TexMaths</svg:title>
          <svg:desc>24§display§$\gamma_{-t}$§svg§600§FALSE§</svg:desc>
          <draw:polygon draw:style-name="gr2" draw:text-style-name="P2" draw:layer="layout" svg:width="1.106cm" svg:height="0.471cm" svg:x="10.901cm" svg:y="1.327cm" svg:viewBox="0 0 1107 472" draw:points="553,472 0,472 0,0 1107,0 1107,472">
            <text:p/>
          </draw:polygon>
          <draw:path draw:style-name="gr3" draw:text-style-name="P3" draw:layer="layout" svg:width="0.445cm" svg:height="0.556cm" svg:x="10.874cm" svg:y="1.285cm" svg:viewBox="0 0 446 557" svg:d="M19 159c33-98 125-98 135-98 128 0 138 148 138 216 0 51-4 65-11 82-18 62-43 160-43 183 0 9 4 15 10 15 11 0 19-19 27-52 21-71 29-119 32-146 2-9 2-21 6-32 27-83 83-210 116-277 5-10 17-29 17-33 0-7-10-7-12-7s-7 0-9 5c-45 81-79 166-112 250-2-25-2-90-34-173-22-50-56-92-114-92-105 0-165 129-165 156 0 7 8 7 15 7z">
            <text:p/>
          </draw:path>
          <draw:path draw:style-name="gr3" draw:text-style-name="P3" draw:layer="layout" svg:width="0.401cm" svg:height="0.03cm" svg:x="11.36cm" svg:y="1.623cm" svg:viewBox="0 0 402 31" svg:d="M379 31c7 0 23 0 23-16 0-15-14-15-23-15h-356c-10 0-23 0-23 15 0 16 13 16 23 16z">
            <text:p/>
          </draw:path>
          <draw:path draw:style-name="gr3" draw:text-style-name="P3" draw:layer="layout" svg:width="0.201cm" svg:height="0.375cm" svg:x="11.848cm" svg:y="1.416cm" svg:viewBox="0 0 202 376" svg:d="M121 136h62c11 0 19 0 19-13 0-8-8-8-18-8h-57l23-88c0-2 2-6 2-8 0-11-10-19-21-19-16 0-23 10-29 25-4 15 4-13-21 90h-62c-11 0-19 0-19 14 0 7 8 7 17 7h58l-37 141c-1 15-7 36-7 44 0 34 29 55 63 55 67 0 104-82 104-90 0-7-8-7-10-7-7 0-7 1-11 11-18 37-48 71-81 71-13 0-21-8-21-31 0-5 2-17 4-23z">
            <text:p/>
          </draw:path>
        </draw:g>
        <draw:path draw:style-name="gr7" draw:text-style-name="P1" draw:layer="layout" svg:width="2.187cm" svg:height="7.154cm" draw:transform="skewX (-0.609818040646819) rotate (0.802851455917391) translate (5.02649548627456cm 16.7863488825348cm)" svg:viewBox="0 0 2188 7155" svg:d="M2188 7155c-3606-1-1668-7155-1668-7155">
          <text:p/>
        </draw:path>
        <draw:g>
          <svg:title>TexMaths</svg:title>
          <svg:desc>24§display§$\overline{\gamma}_{-t}$§svg§600§FALSE§</svg:desc>
          <draw:polygon draw:style-name="gr2" draw:text-style-name="P2" draw:layer="layout" svg:width="1.151cm" svg:height="0.627cm" svg:x="10.915cm" svg:y="17.029cm" svg:viewBox="0 0 1152 628" draw:points="576,628 0,628 0,0 1152,0 1152,628">
            <text:p/>
          </draw:polygon>
          <draw:polygon draw:style-name="gr3" draw:text-style-name="P3" draw:layer="layout" svg:width="0.485cm" svg:height="0.036cm" svg:x="10.873cm" svg:y="16.987cm" svg:viewBox="0 0 486 37" draw:points="242,37 0,37 0,0 486,0 486,37">
            <text:p/>
          </draw:polygon>
          <draw:path draw:style-name="gr3" draw:text-style-name="P3" draw:layer="layout" svg:width="0.444cm" svg:height="0.556cm" svg:x="10.888cm" svg:y="17.112cm" svg:viewBox="0 0 445 557" svg:d="M19 160c33-99 125-99 135-99 128 0 138 148 138 216 0 52-4 65-12 82-17 62-42 160-42 183 0 10 4 15 10 15 11 0 19-19 26-52 22-71 29-119 33-146 2-9 2-21 6-32 27-83 82-210 115-277 6-10 17-29 17-33 0-7-9-7-11-7s-8 0-10 5c-44 81-79 166-111 250-2-25-2-90-35-173-21-50-55-92-113-92-106 0-165 129-165 156 0 7 8 7 15 7z">
            <text:p/>
          </draw:path>
          <draw:path draw:style-name="gr3" draw:text-style-name="P3" draw:layer="layout" svg:width="0.4cm" svg:height="0.03cm" svg:x="11.42cm" svg:y="17.529cm" svg:viewBox="0 0 401 31" svg:d="M378 31c8 0 23 0 23-16 0-15-13-15-23-15h-355c-10 0-23 0-23 15 0 16 13 16 23 16z">
            <text:p/>
          </draw:path>
          <draw:path draw:style-name="gr3" draw:text-style-name="P3" draw:layer="layout" svg:width="0.201cm" svg:height="0.376cm" svg:x="11.907cm" svg:y="17.323cm" svg:viewBox="0 0 202 377" svg:d="M121 136h61c12 0 20 0 20-13 0-8-8-8-18-8h-57l23-88c0-2 2-6 2-8 0-11-10-19-21-19-16 0-24 10-29 25-4 15 4-13-21 90h-62c-11 0-19 0-19 14 0 7 8 7 17 7h58l-37 141c-2 15-7 36-7 44 0 35 28 56 63 56 67 0 104-83 104-91 0-7-8-7-10-7-8 0-8 2-11 11-18 37-48 71-81 71-13 0-21-7-21-30 0-6 2-18 4-2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13cm" fo:page-height="19.5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0T17:40:52.563089358</meta:creation-date>
    <dc:date>2020-05-21T00:19:57.708125952</dc:date>
    <meta:editing-duration>PT4M53S</meta:editing-duration>
    <meta:editing-cycles>4</meta:editing-cycles>
    <meta:generator>LibreOffice/6.0.7.3$Linux_X86_64 LibreOffice_project/00m0$Build-3</meta:generator>
    <meta:document-statistic meta:object-count="137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